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274cm" fo:min-width="4.11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76cm" fo:min-width="5.403cm"/>
    </style:style>
    <style:style style:name="gr4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1.645cm" fo:min-width="4.581cm"/>
    </style:style>
    <style:style style:name="gr7" style:family="graphic" style:parent-style-name="standard">
      <style:graphic-properties draw:stroke="none" svg:stroke-color="#000000" draw:fill="none" draw:fill-color="#ffffff" fo:min-height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gr10" style:family="graphic" style:parent-style-name="standard">
      <style:graphic-properties draw:fill-color="#ffff99" draw:textarea-horizontal-align="justify" draw:textarea-vertical-align="middle" draw:auto-grow-height="false" fo:min-height="1.412cm" fo:min-width="3.267cm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 fo:min-height="1.456cm" fo:min-width="5.364cm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text-properties fo:font-size="10.5pt" style:font-size-asian="14pt" style:font-size-complex="14pt"/>
    </style:style>
    <style:style style:name="P8" style:family="paragraph">
      <loext:graphic-properties draw:fill="none" draw:fill-color="#ffffff"/>
      <style:text-properties fo:font-size="10.5pt" style:font-size-asian="14pt" style:font-size-complex="14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4pt" style:font-size-asian="4pt" style:font-size-complex="4pt"/>
    </style:style>
    <style:style style:name="T3" style:family="text">
      <style:text-properties style:font-name="Courier New1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Courier New1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4.613cm" svg:height="1.524cm" svg:x="3.053cm" svg:y="2.016cm">
            <text:p text:style-name="P1"><text:span text:style-name="T1">Hero</text:span></text:p>
            <text:p text:style-name="P1"><text:span text:style-name="T1">name : String</text:span></text:p>
            <text:p text:style-name="P1"><text:span text:style-name="T1">hairStyle : String</text:span></text:p>
            <text:p text:style-name="P1"><text:span text:style-name="T2"/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053cm" svg:y1="2.468cm" svg:x2="7.666cm" svg:y2="2.468cm">
            <text:p/>
          </draw:line>
          <draw:line draw:style-name="gr2" draw:text-style-name="P3" draw:layer="layout" svg:x1="3.053cm" svg:y1="3.369cm" svg:x2="7.666cm" svg:y2="3.369cm">
            <text:p/>
          </draw:line>
          <draw:custom-shape draw:style-name="gr3" draw:text-style-name="P2" xml:id="id2" draw:id="id2" draw:layer="layout" svg:width="5.903cm" svg:height="1.326cm" svg:x="2.778cm" svg:y="5.199cm">
            <text:p text:style-name="P1"><text:span text:style-name="T1">Villain</text:span></text:p>
            <text:p text:style-name="P1"><text:span text:style-name="T1">secretIdentity : String</text:span></text:p>
            <text:p text:style-name="P1"><text:span text:style-name="T3">wreakHavoc() : void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778cm" svg:y1="6.107cm" svg:x2="8.681cm" svg:y2="6.107cm">
            <text:p/>
          </draw:line>
          <draw:line draw:style-name="gr2" draw:text-style-name="P3" draw:layer="layout" svg:x1="2.778cm" svg:y1="5.683cm" svg:x2="8.681cm" svg:y2="5.683cm">
            <text:p/>
          </draw:line>
          <draw:connector draw:style-name="gr4" draw:text-style-name="P4" draw:layer="layout" draw:type="line" svg:x1="5.359cm" svg:y1="3.54cm" svg:x2="5.729cm" svg:y2="5.199cm" draw:start-shape="id1" draw:start-glue-point="2" draw:end-shape="id2" draw:end-glue-point="0" svg:d="M5359 3540l370 1659" svg:viewBox="0 0 371 1660">
            <text:p/>
          </draw:connector>
          <draw:frame draw:style-name="gr5" draw:text-style-name="P6" draw:layer="layout" svg:width="0.889cm" svg:height="0.806cm" svg:x="5.539cm" svg:y="4.343cm">
            <draw:text-box>
              <text:p text:style-name="P5"><text:span text:style-name="T4">1</text:span></text:p>
            </draw:text-box>
          </draw:frame>
          <draw:frame draw:style-name="gr5" draw:text-style-name="P6" draw:layer="layout" svg:width="0.889cm" svg:height="0.806cm" svg:x="5.336cm" svg:y="3.405cm">
            <draw:text-box>
              <text:p text:style-name="P5"><text:span text:style-name="T4">1</text:span></text:p>
            </draw:text-box>
          </draw:frame>
          <draw:custom-shape draw:style-name="gr6" draw:text-style-name="P2" draw:layer="layout" svg:width="5.081cm" svg:height="1.895cm" svg:x="10.885cm" svg:y="2.845cm">
            <text:p text:style-name="P1"><text:span text:style-name="T1">TwitterUser</text:span></text:p>
            <text:p text:style-name="P1"><text:span text:style-name="T1">screenname : String</text:span></text:p>
            <text:p text:style-name="P1"><text:span text:style-name="T1">tweets : String[]</text:span></text:p>
            <text:p text:style-name="P1"><text:span text:style-name="T1">follow(u: User)</text:span></text:p>
            <draw:enhanced-geometry svg:viewBox="0 0 21600 21600" draw:type="rectangle" draw:enhanced-path="M 0 0 L 21600 0 21600 21600 0 21600 0 0 Z N"/>
          </draw:custom-shape>
          <draw:line draw:style-name="gr2" draw:text-style-name="P3" xml:id="id3" draw:id="id3" draw:layer="layout" svg:x1="10.885cm" svg:y1="3.353cm" svg:x2="15.966cm" svg:y2="3.369cm">
            <text:p/>
          </draw:line>
          <draw:line draw:style-name="gr2" draw:text-style-name="P3" xml:id="id4" draw:id="id4" draw:layer="layout" svg:x1="10.885cm" svg:y1="4.246cm" svg:x2="15.966cm" svg:y2="4.269cm">
            <text:p/>
          </draw:line>
          <draw:frame draw:style-name="gr7" draw:text-style-name="P8" draw:layer="layout" svg:width="3.379cm" svg:height="0.662cm" svg:x="3.221cm" svg:y="4.445cm">
            <draw:text-box>
              <text:p text:style-name="P7"><text:span text:style-name="T5">archnemesis</text:span></text:p>
            </draw:text-box>
          </draw:frame>
          <draw:connector draw:style-name="gr8" draw:text-style-name="P4" draw:layer="layout" draw:line-skew="0.606cm" svg:x1="15.966cm" svg:y1="3.361cm" svg:x2="15.966cm" svg:y2="4.257cm" draw:start-shape="id3" draw:start-glue-point="1" draw:end-shape="id4" draw:end-glue-point="1" svg:d="M15966 3361h1107v896h-1107" svg:viewBox="0 0 1108 897">
            <text:p/>
          </draw:connector>
          <draw:frame draw:style-name="gr9" draw:text-style-name="P10" draw:layer="layout" svg:width="0.887cm" svg:height="1.038cm" svg:x="15.785cm" svg:y="2.754cm">
            <draw:text-box>
              <text:p text:style-name="P9"><text:span text:style-name="T6">*</text:span></text:p>
            </draw:text-box>
          </draw:frame>
          <draw:frame draw:style-name="gr9" draw:text-style-name="P10" draw:layer="layout" svg:width="0.887cm" svg:height="1.038cm" svg:x="15.786cm" svg:y="4.154cm">
            <draw:text-box>
              <text:p text:style-name="P9"><text:span text:style-name="T6">*</text:span></text:p>
            </draw:text-box>
          </draw:frame>
          <draw:frame draw:style-name="gr7" draw:text-style-name="P8" draw:layer="layout" svg:width="3.379cm" svg:height="0.662cm" svg:x="16.412cm" svg:y="4.194cm">
            <draw:text-box>
              <text:p text:style-name="P7"><text:span text:style-name="T5">followees</text:span></text:p>
            </draw:text-box>
          </draw:frame>
          <draw:frame draw:style-name="gr7" draw:text-style-name="P8" draw:layer="layout" svg:width="3.379cm" svg:height="0.662cm" svg:x="16.413cm" svg:y="2.794cm">
            <draw:text-box>
              <text:p text:style-name="P7"><text:span text:style-name="T5">followers</text:span></text:p>
            </draw:text-box>
          </draw:frame>
        </draw:g>
        <draw:g>
          <draw:custom-shape draw:style-name="gr10" draw:text-style-name="P2" xml:id="id5" draw:id="id5" draw:layer="layout" svg:width="3.767cm" svg:height="1.662cm" svg:x="4.342cm" svg:y="8.053cm">
            <text:p text:style-name="P1"><text:span text:style-name="T1">Professor</text:span></text:p>
            <text:p text:style-name="P1"><text:span text:style-name="T1">name : String</text:span></text:p>
            <text:p text:style-name="P1"><text:span text:style-name="T1">rank : String</text:span></text:p>
            <text:p text:style-name="P1"><text:span text:style-name="T7"/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3" draw:layer="layout" svg:x1="4.342cm" svg:y1="8.524cm" svg:x2="8.109cm" svg:y2="8.524cm">
            <text:p/>
          </draw:line>
          <draw:line draw:style-name="gr2" draw:text-style-name="P3" draw:layer="layout" svg:x1="4.342cm" svg:y1="9.451cm" svg:x2="8.109cm" svg:y2="9.451cm">
            <text:p/>
          </draw:line>
          <draw:custom-shape draw:style-name="gr11" draw:text-style-name="P2" xml:id="id6" draw:id="id6" draw:layer="layout" svg:width="5.864cm" svg:height="1.706cm" svg:x="12.346cm" svg:y="8.053cm">
            <text:p text:style-name="P1"><text:span text:style-name="T1">Student</text:span></text:p>
            <text:p text:style-name="P1"><text:span text:style-name="T1">major : String</text:span></text:p>
            <text:p text:style-name="P1"><text:span text:style-name="T1">enroll(c: Course)</text:span></text:p>
            <text:p text:style-name="P1"><text:span text:style-name="T1">calculateGpa() : double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2.346cm" svg:y1="8.442cm" svg:x2="18.21cm" svg:y2="8.442cm">
            <text:p/>
          </draw:line>
          <draw:line draw:style-name="gr2" draw:text-style-name="P3" draw:layer="layout" svg:x1="12.346cm" svg:y1="8.917cm" svg:x2="18.21cm" svg:y2="8.917cm">
            <text:p/>
          </draw:line>
          <draw:frame draw:style-name="gr5" draw:text-style-name="P10" draw:layer="layout" svg:width="0.889cm" svg:height="1.038cm" svg:x="15.236cm" svg:y="9.695cm">
            <draw:text-box>
              <text:p text:style-name="P9"><text:span text:style-name="T6">*</text:span></text:p>
            </draw:text-box>
          </draw:frame>
          <draw:frame draw:style-name="gr9" draw:text-style-name="P10" draw:layer="layout" svg:width="0.887cm" svg:height="1.038cm" svg:x="5.461cm" svg:y="9.544cm">
            <draw:text-box>
              <text:p text:style-name="P9"><text:span text:style-name="T6">*</text:span></text:p>
            </draw:text-box>
          </draw:frame>
          <draw:connector draw:style-name="gr12" draw:text-style-name="P4" draw:layer="layout" draw:type="lines" svg:x1="8.109cm" svg:y1="8.884cm" svg:x2="12.346cm" svg:y2="8.906cm" draw:start-shape="id5" draw:start-glue-point="1" draw:end-shape="id6" svg:d="M8109 8884h500l3236 22h501" svg:viewBox="0 0 4238 23">
            <text:p/>
          </draw:connector>
          <draw:connector draw:style-name="gr12" draw:text-style-name="P4" draw:layer="layout" draw:line-skew="0.662cm" svg:x1="6.225cm" svg:y1="9.715cm" svg:x2="15.278cm" svg:y2="9.759cm" draw:start-shape="id5" draw:start-glue-point="2" draw:end-shape="id6" draw:end-glue-point="2" svg:d="M6225 9715v1207h9053v-1163" svg:viewBox="0 0 9054 1208">
            <text:p/>
          </draw:connector>
          <draw:frame draw:style-name="gr5" draw:text-style-name="P10" draw:layer="layout" svg:width="0.889cm" svg:height="1.038cm" svg:x="11.699cm" svg:y="8.114cm">
            <draw:text-box>
              <text:p text:style-name="P9"><text:span text:style-name="T6">*</text:span></text:p>
            </draw:text-box>
          </draw:frame>
          <draw:frame draw:style-name="gr5" draw:text-style-name="P6" draw:layer="layout" svg:width="0.889cm" svg:height="0.806cm" svg:x="8.116cm" svg:y="8.086cm">
            <draw:text-box>
              <text:p text:style-name="P5"><text:span text:style-name="T4">1</text:span></text:p>
            </draw:text-box>
          </draw:frame>
          <draw:frame draw:style-name="gr7" draw:text-style-name="P8" draw:layer="layout" svg:width="3.379cm" svg:height="0.662cm" svg:x="6.036cm" svg:y="10.033cm">
            <draw:text-box>
              <text:p text:style-name="P7"><text:span text:style-name="T5">instructors</text:span></text:p>
            </draw:text-box>
          </draw:frame>
          <draw:frame draw:style-name="gr7" draw:text-style-name="P8" draw:layer="layout" svg:width="3.379cm" svg:height="0.662cm" svg:x="8.037cm" svg:y="8.933cm">
            <draw:text-box>
              <text:p text:style-name="P7"><text:span text:style-name="T5">adviso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09-15T23:24:36.604841053</dc:date>
    <meta:editing-duration>PT1H36M42S</meta:editing-duration>
    <meta:editing-cycles>12</meta:editing-cycles>
    <meta:document-statistic meta:object-count="34"/>
  </office:meta>
</office:document-meta>
</file>